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7f4c" officeooo:paragraph-rsid="001c7f4c"/>
    </style:style>
    <style:style style:name="P2" style:family="paragraph" style:parent-style-name="Standard">
      <style:text-properties officeooo:rsid="001d6721" officeooo:paragraph-rsid="001d6721"/>
    </style:style>
    <style:style style:name="P3" style:family="paragraph" style:parent-style-name="Standard">
      <style:text-properties officeooo:rsid="001f3055" officeooo:paragraph-rsid="001f3055"/>
    </style:style>
    <style:style style:name="P4" style:family="paragraph" style:parent-style-name="Standard">
      <style:text-properties officeooo:rsid="00212b8a" officeooo:paragraph-rsid="00212b8a"/>
    </style:style>
    <style:style style:name="P5" style:family="paragraph" style:parent-style-name="Standard">
      <style:text-properties officeooo:rsid="00258551" officeooo:paragraph-rsid="00258551"/>
    </style:style>
    <style:style style:name="P6" style:family="paragraph" style:parent-style-name="Standard">
      <style:text-properties fo:font-weight="bold" officeooo:rsid="001f3055" officeooo:paragraph-rsid="001f3055" style:font-weight-asian="bold" style:font-weight-complex="bold"/>
    </style:style>
    <style:style style:name="P7" style:family="paragraph" style:parent-style-name="Standard">
      <style:text-properties fo:font-weight="bold" officeooo:rsid="002d6213" officeooo:paragraph-rsid="002d6213" style:font-weight-asian="bold" style:font-weight-complex="bold"/>
    </style:style>
    <style:style style:name="P8" style:family="paragraph" style:parent-style-name="Standard">
      <style:text-properties fo:font-weight="bold" officeooo:rsid="002fcd0b" officeooo:paragraph-rsid="002fcd0b" style:font-weight-asian="bold" style:font-weight-complex="bold"/>
    </style:style>
    <style:style style:name="P9" style:family="paragraph" style:parent-style-name="Standard">
      <style:text-properties fo:font-weight="bold" officeooo:rsid="00350994" officeooo:paragraph-rsid="00350994" style:font-weight-asian="bold" style:font-weight-complex="bold"/>
    </style:style>
    <style:style style:name="P10" style:family="paragraph" style:parent-style-name="Standard">
      <style:text-properties fo:font-weight="bold" officeooo:rsid="0035c666" officeooo:paragraph-rsid="0035c666" style:font-weight-asian="bold" style:font-weight-complex="bold"/>
    </style:style>
    <style:style style:name="P11" style:family="paragraph" style:parent-style-name="Standard">
      <style:text-properties fo:font-weight="bold" officeooo:rsid="003a8ee0" officeooo:paragraph-rsid="003a8ee0" style:font-weight-asian="bold" style:font-weight-complex="bold"/>
    </style:style>
    <style:style style:name="P12" style:family="paragraph" style:parent-style-name="Standard">
      <style:paragraph-properties fo:text-align="center" style:justify-single-word="false"/>
      <style:text-properties fo:font-size="14pt" fo:font-weight="bold" officeooo:rsid="001c7f4c" officeooo:paragraph-rsid="001c7f4c" style:font-size-asian="14pt" style:font-weight-asian="bold" style:font-size-complex="14pt" style:font-weight-complex="bold"/>
    </style:style>
    <style:style style:name="P13" style:family="paragraph" style:parent-style-name="Standard">
      <style:text-properties officeooo:rsid="00281b42" officeooo:paragraph-rsid="00281b42"/>
    </style:style>
    <style:style style:name="T1" style:family="text">
      <style:text-properties officeooo:rsid="00212b8a"/>
    </style:style>
    <style:style style:name="T2" style:family="text">
      <style:text-properties officeooo:rsid="0021bfc9"/>
    </style:style>
    <style:style style:name="T3" style:family="text">
      <style:text-properties officeooo:rsid="002654ab"/>
    </style:style>
    <style:style style:name="T4" style:family="text">
      <style:text-properties officeooo:rsid="00293387"/>
    </style:style>
    <style:style style:name="T5" style:family="text">
      <style:text-properties officeooo:rsid="002cfc97"/>
    </style:style>
    <style:style style:name="T6" style:family="text">
      <style:text-properties fo:font-weight="normal" style:font-weight-asian="normal" style:font-weight-complex="normal"/>
    </style:style>
    <style:style style:name="T7" style:family="text">
      <style:text-properties fo:font-weight="normal" officeooo:rsid="0031bc45" style:font-weight-asian="normal" style:font-weight-complex="normal"/>
    </style:style>
    <style:style style:name="T8" style:family="text">
      <style:text-properties fo:font-weight="normal" officeooo:rsid="003287ca" style:font-weight-asian="normal" style:font-weight-complex="normal"/>
    </style:style>
    <style:style style:name="T9" style:family="text">
      <style:text-properties fo:font-weight="normal" officeooo:rsid="003394c4" style:font-weight-asian="normal" style:font-weight-complex="normal"/>
    </style:style>
    <style:style style:name="T10" style:family="text">
      <style:text-properties fo:font-weight="normal" officeooo:rsid="0037823f" style:font-weight-asian="normal" style:font-weight-complex="normal"/>
    </style:style>
    <style:style style:name="T11" style:family="text">
      <style:text-properties fo:font-weight="normal" officeooo:rsid="00396932" style:font-weight-asian="normal" style:font-weight-complex="normal"/>
    </style:style>
    <style:style style:name="T12" style:family="text">
      <style:text-properties fo:font-weight="normal" officeooo:rsid="003a8ee0" style:font-weight-asian="normal" style:font-weight-complex="normal"/>
    </style:style>
    <style:style style:name="T13" style:family="text">
      <style:text-properties fo:font-weight="normal" officeooo:rsid="003c6953" style:font-weight-asian="normal" style:font-weight-complex="normal"/>
    </style:style>
    <style:style style:name="T14" style:family="text">
      <style:text-properties officeooo:rsid="002eb9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Le<text:span text:style-name="T5">s</text:span> navires</text:p>
      <text:p text:style-name="P1"/>
      <text:p text:style-name="P2">Les navires sont représentés par la classe Ship. Ils ont une longueur, un nom et contiennent les coordonnées des cases <text:span text:style-name="T1">du Board </text:span>qu'ils occupent lorsqu'ils sont placés.</text:p>
      <text:p text:style-name="P1"/>
      <text:p text:style-name="P2">Dans une bataille navale classique, chaque navire est disposé verticalement ou horizontalement. Dans notre modèle à nombre variable de dimensions, il faut généraliser cette règle pour qu'elle fonctionne dans tous les cas.</text:p>
      <text:p text:style-name="P2"/>
      <text:p text:style-name="P6">Définition d'un bon placement :</text:p>
      <text:p text:style-name="P3"/>
      <text:p text:style-name="P3">Pour être bien placés, les <text:span text:style-name="T1">Ship</text:span> doivent respecter les conditions suivantes :</text:p>
      <text:p text:style-name="P3"/>
      <text:p text:style-name="P4">=&gt; Bon alignement : les cases occupées par un Ship doivent avoir des coordonnées dont toutes les composantes sauf une sont égales, et les composantes qui ne le sont pas doivent se suivre.</text:p>
      <text:p text:style-name="P4"/>
      <text:p text:style-name="P4">Exemple : Dans un Board en quatre dimensions, <text:span text:style-name="T2">un porte-avion (de longueur 5) occupe les cases (0,2,1,3), (0,2,2,3), (0,2,3,3), (0,2,4,3), (0,2,5,3). Ce placement respecte la condition de bon alignement car les premières, deuxièmes et quatrièmes composantes des coordonnés sont respectivement égales entre-elles, et que les troisièmes composantes se suivent.</text:span></text:p>
      <text:p text:style-name="P4"/>
      <text:p text:style-name="P5">=&gt; Non dépassement : les cases occupées par un Ship sont celles contenues dans un Board.</text:p>
      <text:p text:style-name="P5"/>
      <text:p text:style-name="P5">Exemple : Dans un Board de dimensions (5,5,5,5), le porte-avion placé précédemment dépasse par sa dernière coordonnée, <text:span text:style-name="T3">dont la troisième composante n'est pas comprise entre 0 et 4.</text:span></text:p>
      <text:p text:style-name="P5"/>
      <text:p text:style-name="P13">=&gt; Bonne longueur : un Ship doit occuper exactement le même nombre de cases que sa longueur.</text:p>
      <text:p text:style-name="P13"/>
      <text:p text:style-name="P13">=&gt; <text:span text:style-name="T4">Non-Chevauchement : une case ne peut être occupée que par un seul Ship.</text:span></text:p>
      <text:p text:style-name="P13"/>
      <text:p text:style-name="P13"/>
      <text:p text:style-name="P7">Tir sur les <text:span text:style-name="T14">Ships</text:span> :</text:p>
      <text:p text:style-name="P7"/>
      <text:p text:style-name="P8"><text:span text:style-name="T6">Les </text:span><text:span text:style-name="T7">tirs sur les Ships se font </text:span><text:span text:style-name="T8">via le Board sur lequel ils sont disposés. </text:span><text:span text:style-name="T9">Pour cela, le type générique Board est paramétré soit par le type Case, soit par le type State.</text:span></text:p>
      <text:p text:style-name="P9"><text:span text:style-name="T9">L</text:span><text:span text:style-name="T6">es Board&lt;Case&gt; de chaque joueur sont ceux sur lesquels ils placent leurs navires, et les Board&lt;State&gt; représentent la grille de tir des joueurs, là où ils peuvent voir où ils ont tirés et pour quel résultat.</text:span></text:p>
      <text:p text:style-name="P9"><text:span text:style-name="T6"/></text:p>
      <text:p text:style-name="P10"><text:span text:style-name="T6">State est une énumération représentant le statut de tir de chaque case d'un Board&lt;State&gt;. </text:span><text:span text:style-name="T10">Il existe quatre états possibles :</text:span></text:p>
      <text:p text:style-name="P10"><text:span text:style-name="T10">- NOTAIMED : cette case n'a pas été visée par un tir.</text:span></text:p>
      <text:p text:style-name="P10"><text:span text:style-name="T10">- MISSED : il y a eu un tir sur cette case, mais il n'y avait pas de Ship adverse sur la case correspondante du Board&lt;Case&gt; du joueur adverse.</text:span></text:p>
      <text:p text:style-name="P10"><text:span text:style-name="T10">- HIT : Il y a eu un tir sur cette case, et un Ship adverse a été touché.</text:span></text:p>
      <text:p text:style-name="P10"><text:span text:style-name="T10">- SUNK : Même chose que HIT, avec en plus l'information que le Ship touché a été coulé par ce tir.</text:span></text:p>
      <text:p text:style-name="P10"><text:span text:style-name="T10"/></text:p>
      <text:p text:style-name="P10"><text:span text:style-name="T6">Les objets Case ont pour rôle de stocker deux informations : la présence </text:span><text:span text:style-name="T11">d'un Ship et si la case a déjà reçu un tir. </text:span><text:span text:style-name="T12">Ces deux informations suffisent à faire la distinction entre les états NOTAIMED, MISSED et HIT/SUNK.</text:span></text:p>
      <text:p text:style-name="P11"><text:span text:style-name="T6">Un objet Case sert également à relayer un tir jusqu'au Ship qui l'occupe, s'il y en a un, </text:span><text:span text:style-name="T13">et à s'assurer qu'on ne tire pas deux fois au même endroit. Cette condition rend non-nécessaire le stockage dans </text:span><text:soft-page-break/><text:span text:style-name="T13">les Ship des endroits précis où ils ont été touchés : un Ship qui a été touché un nombre de fois égal à sa longueur a forcément été touché sur toutes les cases qu'il occupe, et on sait ainsi qu'il a été coul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4T16:35:48.672555446</meta:creation-date>
    <dc:date>2016-04-24T17:32:30.847746359</dc:date>
    <meta:editing-duration>PT54M5S</meta:editing-duration>
    <meta:editing-cycles>27</meta:editing-cycles>
    <meta:generator>LibreOffice/4.2.8.2$Linux_x86 LibreOffice_project/420m0$Build-2</meta:generator>
    <meta:document-statistic meta:table-count="0" meta:image-count="0" meta:object-count="0" meta:page-count="2" meta:paragraph-count="21" meta:word-count="529" meta:character-count="2999" meta:non-whitespace-character-count="2491"/>
  </office:meta>
</office:document-meta>
</file>